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6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6H27M00S">
            <text:p>16:27</text:p>
          </table:table-cell>
          <table:table-cell table:style-name="ce7" office:value-type="time" office:time-value="PT17H11M00S">
            <text:p>17:11</text:p>
          </table:table-cell>
          <table:table-cell table:style-name="ce11" office:value-type="string">
            <text:p>Termino de leitura do arquivo "03Template_Termo_Abertura_1.0.doc" e envio de observações para o Cally.</text:p>
          </table:table-cell>
          <table:table-cell table:style-name="ce16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7H39M00S">
            <text:p>17:39</text:p>
          </table:table-cell>
          <table:table-cell table:style-name="ce11" office:value-type="string">
            <text:p>Leitura das Atas contidas na pastas "3- Atas de reuniões"</text:p>
          </table:table-cell>
          <table:table-cell table:style-name="ce16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5M00S">
            <text:p>18:15</text:p>
          </table:table-cell>
          <table:table-cell table:style-name="ce11" office:value-type="string">
            <text:p>Leitura do template Especificação Geral de requisitos</text:p>
          </table:table-cell>
          <table:table-cell table:style-name="ce16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5H57M00S">
            <text:p>15:57</text:p>
          </table:table-cell>
          <table:table-cell table:style-name="ce7" office:value-type="time" office:time-value="PT16H04M00S">
            <text:p>16:04</text:p>
          </table:table-cell>
          <table:table-cell table:style-name="ce11" office:value-type="string">
            <text:p>Leitura dos arquivos contidos em "7- Especificação de casos de uso"</text:p>
          </table:table-cell>
          <table:table-cell table:style-name="ce16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19M00S">
            <text:p>16:19</text:p>
          </table:table-cell>
          <table:table-cell table:style-name="ce11" office:value-type="string">
            <text:p>Leitura dos arquivos contidos em "8- Especificação de banco de dados"</text:p>
          </table:table-cell>
          <table:table-cell table:style-name="ce16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20M00S">
            <text:p>16:20</text:p>
          </table:table-cell>
          <table:table-cell table:style-name="ce7" office:value-type="time" office:time-value="PT16H44M00S">
            <text:p>16:44</text:p>
          </table:table-cell>
          <table:table-cell table:style-name="ce11" office:value-type="string">
            <text:p>Leitura dos itens contidos em "banco_pids"</text:p>
          </table:table-cell>
          <table:table-cell table:style-name="ce16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44M00S">
            <text:p>16:44</text:p>
          </table:table-cell>
          <table:table-cell table:style-name="ce7" office:value-type="time" office:time-value="PT16H57M00S">
            <text:p>16:57</text:p>
          </table:table-cell>
          <table:table-cell table:style-name="ce11" office:value-type="string">
            <text:p>Leitura dos itens contidos em "Cally"</text:p>
          </table:table-cell>
          <table:table-cell table:style-name="ce16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57M00S">
            <text:p>16:57</text:p>
          </table:table-cell>
          <table:table-cell table:style-name="ce7" office:value-type="time" office:time-value="PT17H22M00S">
            <text:p>17:22</text:p>
          </table:table-cell>
          <table:table-cell table:style-name="ce11" office:value-type="string">
            <text:p>Leitura do arquivo "2 VA Engenharia.doc"</text:p>
          </table:table-cell>
          <table:table-cell table:style-name="ce16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7H59M00S">
            <text:p>17:59</text:p>
          </table:table-cell>
          <table:table-cell table:style-name="ce11" office:value-type="string">
            <text:p>Estudo da tecnologia Hibernate.</text:p>
          </table:table-cell>
          <table:table-cell table:style-name="ce16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9M00S">
            <text:p>18:19</text:p>
          </table:table-cell>
          <table:table-cell table:style-name="ce11" office:value-type="string">
            <text:p>Estudo da tecnologia JPA.</text:p>
          </table:table-cell>
          <table:table-cell table:style-name="ce16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19M00S">
            <text:p>18:19</text:p>
          </table:table-cell>
          <table:table-cell table:style-name="ce7" office:value-type="time" office:time-value="PT18H43M00S">
            <text:p>18:43</text:p>
          </table:table-cell>
          <table:table-cell table:style-name="ce11" office:value-type="string">
            <text:p>Estudos iniciais do framework Spring</text:p>
          </table:table-cell>
          <table:table-cell table:style-name="ce16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5M00S">
            <text:p>17:05</text:p>
          </table:table-cell>
          <table:table-cell table:style-name="ce11" office:value-type="string">
            <text:p>Estudos do framework Spring e suas integrações</text:p>
          </table:table-cell>
          <table:table-cell table:style-name="ce16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Download e testes iniciais sobre o Hibernate + JPA</text:p>
          </table:table-cell>
          <table:table-cell table:style-name="ce16" table:formula="of:=[.C16]-[.B16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Estudos / Download / Configuração de banco de dados e frameworks (ainda em desenvolvimento)</text:p>
          </table:table-cell>
          <table:table-cell table:style-name="ce16" table:formula="of:=[.C17]-[.B17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9-13">
            <text:p>1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2" office:value-type="string">
            <text:p>Estudos e configuração do banco de dados e frameworks</text:p>
          </table:table-cell>
          <table:table-cell table:style-name="ce16" table:formula="of:=[.C18]-[.B18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8-14">
            <text:p>14/08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Criação de um projeto teste para confecção do tutorial (ainda em desenvolvimento</text:p>
          </table:table-cell>
          <table:table-cell table:style-name="ce16" table:formula="of:=[.C19]-[.B19]" office:value-type="time" office:time-value="PT01H50M00S">
            <text:p>01:5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20]-[.B2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7" table:formula="of:=[.C21]-[.B2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2]-[.B2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3]-[.B2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4]-[.B2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5]-[.B2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6]-[.B2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7]-[.B2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8]-[.B2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9]-[.B2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0]-[.B3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1]-[.B3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2]-[.B3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3]-[.B3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4]-[.B3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5]-[.B3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6]-[.B3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7]-[.B3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8]-[.B3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9]-[.B39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40]-[.B40]" office:value-type="time" office:time-value="PT00H00M00S">
            <text:p>00:00</text:p>
          </table:table-cell>
        </table:table-row>
        <table:table-row table:style-name="ro1" table:number-rows-repeated="50">
          <table:table-cell table:number-columns-repeated="4"/>
          <table:table-cell table:style-name="ce20"/>
        </table:table-row>
        <table:table-row table:style-name="ro1" table:number-rows-repeated="654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14/09/2011</text:date>, <text:time>18:4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2H30M10S</meta:editing-duration>
    <meta:editing-cycles>17</meta:editing-cycles>
    <meta:generator>BrOffice.org/3.2$Win32 OpenOffice.org_project/320m18$Build-9502</meta:generator>
    <dc:date>2011-09-14T18:49:46.96</dc:date>
    <meta:document-statistic meta:table-count="3" meta:cell-count="154" meta:object-count="0"/>
    <meta:user-defined meta:name="Info 1"/>
    <meta:user-defined meta:name="Info 2"/>
    <meta:user-defined meta:name="Info 3"/>
    <meta:user-defined meta:name="Info 4"/>
  </office:meta>
</office:document-meta>
</file>